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422" officeooo:paragraph-rsid="00177422"/>
    </style:style>
    <style:style style:name="P2" style:family="paragraph" style:parent-style-name="Standard">
      <style:paragraph-properties fo:text-align="center" style:justify-single-word="false"/>
      <style:text-properties officeooo:rsid="00177422" officeooo:paragraph-rsid="00177422"/>
    </style:style>
    <style:style style:name="P3" style:family="paragraph" style:parent-style-name="Standard">
      <style:text-properties officeooo:rsid="00177422" officeooo:paragraph-rsid="001ffa01"/>
    </style:style>
    <style:style style:name="P4" style:family="paragraph" style:parent-style-name="Standard">
      <style:text-properties officeooo:rsid="0017d515" officeooo:paragraph-rsid="0017d515"/>
    </style:style>
    <style:style style:name="P5" style:family="paragraph" style:parent-style-name="Standard">
      <style:text-properties officeooo:paragraph-rsid="002099b2"/>
    </style:style>
    <style:style style:name="P6" style:family="paragraph" style:parent-style-name="Standard">
      <style:text-properties officeooo:rsid="00196999" officeooo:paragraph-rsid="00196999"/>
    </style:style>
    <style:style style:name="P7" style:family="paragraph" style:parent-style-name="Standard">
      <style:text-properties officeooo:rsid="001a4d03" officeooo:paragraph-rsid="001a4d03"/>
    </style:style>
    <style:style style:name="P8" style:family="paragraph" style:parent-style-name="Standard">
      <style:text-properties officeooo:paragraph-rsid="001ffa01"/>
    </style:style>
    <style:style style:name="T1" style:family="text">
      <style:text-properties officeooo:rsid="0026219b"/>
    </style:style>
    <style:style style:name="T2" style:family="text">
      <style:text-properties officeooo:rsid="00273a5b"/>
    </style:style>
    <style:style style:name="T3" style:family="text">
      <style:text-properties officeooo:rsid="0017d515"/>
    </style:style>
    <style:style style:name="T4" style:family="text">
      <style:text-properties officeooo:rsid="001ffa01"/>
    </style:style>
    <style:style style:name="T5" style:family="text">
      <style:text-properties officeooo:rsid="001a4d03"/>
    </style:style>
    <style:style style:name="T6" style:family="text">
      <style:text-properties officeooo:rsid="00218a1a"/>
    </style:style>
    <style:style style:name="T7" style:family="text">
      <style:text-properties officeooo:rsid="001c2a63"/>
    </style:style>
    <style:style style:name="T8" style:family="text">
      <style:text-properties officeooo:rsid="002099b2"/>
    </style:style>
    <style:style style:name="T9" style:family="text">
      <style:text-properties officeooo:rsid="00196999"/>
    </style:style>
    <style:style style:name="T10" style:family="text">
      <style:text-properties officeooo:rsid="001d70f0"/>
    </style:style>
    <style:style style:name="T11" style:family="text">
      <style:text-properties officeooo:rsid="00252f81"/>
    </style:style>
    <style:style style:name="T12" style:family="text">
      <style:text-properties officeooo:rsid="001e7c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Background</text:span> of <text:span text:style-name="T2">O</text:span>Assistant.py</text:p>
      <text:p text:style-name="P1"/>
      <text:p text:style-name="P3">This project was initiated to enable me to question my old papers using Ollama on my desktop computer. With Ollama already running, it seemed feasible. <text:s/>However, it turned complicated quickly. <text:s/>I have written simple computer programs throughout my professional career, <text:s/><text:span text:style-name="T3">but am weak on object oriented practices.</text:span></text:p>
      <text:p text:style-name="P1"/>
      <text:p text:style-name="P4">Two advantages to running AI <text:span text:style-name="T4">locally are avoiding offsite data transfers</text:span> (documents and queries) and <text:span text:style-name="T4">avoiding </text:span>subscription costs. <text:s/>The disadvantage is I am running on a less capable system, a Ryzen 7 cpu, 32GB Memory, no GPU, <text:span text:style-name="T5">Linux Fedora 43</text:span>. <text:s/>But <text:span text:style-name="T6">to save money, and for privacy,</text:span> I persisted.</text:p>
      <text:p text:style-name="P1"/>
      <text:p text:style-name="P1">First, I <text:span text:style-name="T4">requested</text:span> Chat<text:span text:style-name="T7">GPT</text:span> to write a python research assistant, <text:span text:style-name="T4">b</text:span>ut could not get it to run, <text:span text:style-name="T4">due to incompatible</text:span> imports. <text:s/><text:span text:style-name="T4">Passing</text:span> the error messages back to it, <text:span text:style-name="T4">resulted</text:span> in <text:span text:style-name="T4">endless</text:span> circles. <text:s/>The generated code <text:span text:style-name="T3">assumed </text:span><text:span text:style-name="T7">L</text:span><text:span text:style-name="T3">ang</text:span><text:span text:style-name="T7">C</text:span><text:span text:style-name="T3">hain 0.2, and I was running </text:span><text:span text:style-name="T7">L</text:span><text:span text:style-name="T3">ang</text:span><text:span text:style-name="T7">C</text:span><text:span text:style-name="T3">hain 1.2.</text:span></text:p>
      <text:p text:style-name="P1"/>
      <text:p text:style-name="P5"><text:span text:style-name="T8">B</text:span><text:span text:style-name="T3">ooks on </text:span><text:span text:style-name="T7">O</text:span><text:span text:style-name="T3">llama agentics, </text:span><text:span text:style-name="T8">had similar problems</text:span><text:span text:style-name="T3">. <text:s/>Then I discovered langchain-tutorials.com </text:span>which helped me tackle issues step by step. <text:span text:style-name="T3"><text:s text:c="2"/></text:span><text:span text:style-name="T8">However, the tutorials appear to be</text:span><text:span text:style-name="T3"> written for langchain 1.0, so there were still </text:span><text:span text:style-name="T8">some </text:span><text:span text:style-name="T9">version compatibility issues. <text:s/></text:span><text:span text:style-name="T8">In addition</text:span><text:span text:style-name="T9"> they are written to use Google’s </text:span><text:span text:style-name="T5">G</text:span><text:span text:style-name="T9">emini AI, </text:span><text:span text:style-name="T10">instead of </text:span><text:span text:style-name="T8">my local</text:span><text:span text:style-name="T10"> Ollama </text:span><text:span text:style-name="T8">platform</text:span><text:span text:style-name="T9">. <text:s/>But </text:span><text:span text:style-name="T8">working</text:span><text:span text:style-name="T9"> step-by-step through the tutorial, using Chat</text:span><text:span text:style-name="T7">GPT</text:span><text:span text:style-name="T9"> to </text:span><text:span text:style-name="T11">assist</text:span><text:span text:style-name="T9"> rewrite</text:span><text:span text:style-name="T11">ing</text:span><text:span text:style-name="T9"> the code, with a lot of persistence, error checking, </text:span><text:span text:style-name="T5">and intense</text:span><text:span text:style-name="T9"> discussions with Chat</text:span><text:span text:style-name="T7">GPT</text:span><text:span text:style-name="T9">, most of the examples </text:span><text:span text:style-name="T8">(but not all)</text:span><text:span text:style-name="T9"> r</text:span><text:span text:style-name="T8">an</text:span><text:span text:style-name="T9"> on my desktop.</text:span></text:p>
      <text:p text:style-name="P5"/>
      <text:p text:style-name="P5"><text:span text:style-name="T9">In some cases the langchain_tutorial approach </text:span><text:span text:style-name="T8">proved</text:span><text:span text:style-name="T9"> incompatible with my system and required a completely different approach. <text:s/>For example, the tutorial uses chroma</text:span><text:span text:style-name="T10">DB</text:span><text:span text:style-name="T9"> to create a vectorized index, I could not get this to work on my system. <text:s/></text:span><text:span text:style-name="T6">However,</text:span><text:span text:style-name="T9"> but FAISS </text:span><text:span text:style-name="T6">functioned correctly</text:span><text:span text:style-name="T9">. <text:s/></text:span><text:span text:style-name="T10">Working through the tutorial </text:span><text:span text:style-name="T6">provided me with insights</text:span><text:span text:style-name="T10"> </text:span><text:span text:style-name="T6">on</text:span><text:span text:style-name="T10"> several concepts invo</text:span><text:span text:style-name="T6">lv</text:span><text:span text:style-name="T10">ed with developing RAG and agentics, </text:span><text:span text:style-name="T6">allowing me</text:span><text:span text:style-name="T10"> make better choices. </text:span></text:p>
      <text:p text:style-name="P6"/>
      <text:p text:style-name="P7">The resulting RAG example is a program that is hitting well above my programming weight and capabilities. <text:s/><text:span text:style-name="T7">It took a couple months of effort, but</text:span> I could not have done it without th<text:span text:style-name="T6">e </text:span>AI assistance of ChatGPT. <text:s/><text:span text:style-name="T4">It was especially helpful in diagnosing error messages </text:span><text:span text:style-name="T11">and suggesting modifications</text:span><text:span text:style-name="T4">. </text:span><text:s/>Any best practices <text:span text:style-name="T6">implemented</text:span> into the code are due to ChatGPT; <text:s/><text:span text:style-name="T6">a</text:span>ny <text:span text:style-name="T6">disregard</text:span> of best practices is my own fault.</text:p>
      <text:p text:style-name="P7"/>
      <text:p text:style-name="P8"><text:span text:style-name="T7">If you decide to try to run or work with this code, </text:span><text:span text:style-name="T6">consult</text:span><text:span text:style-name="T7"> the requirements.txt file. <text:s/></text:span>Be aware that compatibility issues may arise due to the rapid evolution of AI and LangChain.<text:span text:style-name="T7"> What </text:span><text:span text:style-name="T12">worked in the past does not work today, and what</text:span><text:span text:style-name="T7"> </text:span><text:span text:style-name="T6">functions</text:span><text:span text:style-name="T7"> today may not work tomorrow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3T10:37:06.567033400</meta:creation-date>
    <dc:date>2026-02-28T10:25:30.901788800</dc:date>
    <meta:editing-duration>PT34M47S</meta:editing-duration>
    <meta:editing-cycles>8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8" meta:word-count="414" meta:character-count="2591" meta:non-whitespace-character-count="2164"/>
  </office:meta>
</office:document-meta>
</file>